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ea8e" officeooo:paragraph-rsid="0001ea8e"/>
    </style:style>
    <style:style style:name="P2" style:family="paragraph" style:parent-style-name="Standard">
      <style:text-properties fo:font-size="16pt" fo:font-weight="bold" officeooo:rsid="0001ea8e" officeooo:paragraph-rsid="0001ea8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33d78" officeooo:paragraph-rsid="00033d7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5c578" officeooo:paragraph-rsid="0005c57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652a2" officeooo:paragraph-rsid="000652a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normal" officeooo:rsid="00033d78" officeooo:paragraph-rsid="00033d7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5c578" officeooo:paragraph-rsid="0005c57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52a2" officeooo:paragraph-rsid="000652a2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0652a2" officeooo:paragraph-rsid="000652a2" fo:background-color="#fff200" style:font-size-asian="12pt" style:font-weight-asian="normal" style:font-size-complex="12pt" style:font-weight-complex="normal"/>
    </style:style>
    <style:style style:name="T1" style:family="text">
      <style:text-properties officeooo:rsid="0001ea8e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a4a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add User </text:p>
      <text:p text:style-name="P2"/>
      <text:p text:style-name="P1">$&gt; sudo adduser deploy(Username)</text:p>
      <text:p text:style-name="P1"/>
      <text:p text:style-name="P3">TO give right or grant to user</text:p>
      <text:p text:style-name="P3"/>
      <text:p text:style-name="P6"><text:span text:style-name="T1">$&gt; </text:span>sudo usermod -a <text:s/>-G sudo deploy</text:p>
      <text:p text:style-name="P6"/>
      <text:p text:style-name="P4">To Update</text:p>
      <text:p text:style-name="P4"/>
      <text:p text:style-name="P7">$&gt; sudo apt-get update</text:p>
      <text:p text:style-name="P7"/>
      <text:p text:style-name="P5">TO open specific file</text:p>
      <text:p text:style-name="P8"/>
      <text:p text:style-name="P8">$&gt;gedit default <text:span text:style-name="T3">(Filename)</text:span></text:p>
      <text:p text:style-name="P8"/>
      <text:p text:style-name="P9">You can open (Up to my knowledge) any of the editors like this:</text:p>
      <text:p text:style-name="Text_20_body"><text:span text:style-name="Strong_20_Emphasis"><text:span text:style-name="T2">NAME_OF_EDITOR FILENAME</text:span></text:span></text:p>
      <text:p text:style-name="Text_20_body"><text:span text:style-name="Source_20_Text"><text:span text:style-name="T2">gedit filename</text:span></text:span><text:span text:style-name="T2"> (Ubuntu)<text:line-break/></text:span><text:span text:style-name="Source_20_Text"><text:span text:style-name="T2">kate filename</text:span></text:span><text:span text:style-name="T2"> (Kubuntu)<text:line-break/></text:span><text:span text:style-name="Source_20_Text"><text:span text:style-name="T2">bluefish filename</text:span></text:span><text:span text:style-name="T2"><text:line-break/></text:span><text:span text:style-name="Source_20_Text"><text:span text:style-name="T2">kwrite filename</text:span></text:span><text:span text:style-name="T2"><text:line-break/></text:span><text:span text:style-name="Source_20_Text"><text:span text:style-name="T2">libreoffice filename</text:span></text:span><text:span text:style-name="T2"> </text:span></text:p>
      <text:p text:style-name="Text_20_body"><text:span text:style-name="T2">You can even open a web page the same way<text:line-break/></text:span><text:span text:style-name="Source_20_Text"><text:span text:style-name="T2">firefox filename.html</text:span></text:span><text:span text:style-name="T2"><text:line-break/></text:span><text:span text:style-name="Source_20_Text"><text:span text:style-name="T2">chrome filename.html</text:span></text:span><text:span text:style-name="T2"><text:line-break/></text:span><text:span text:style-name="Source_20_Text"><text:span text:style-name="T2">banshee filename.ogg</text:span></text:span><text:span text:style-name="T2"> or .mp3</text:span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1:14:38.668048518</meta:creation-date>
    <meta:generator>LibreOffice/6.0.7.3$Linux_X86_64 LibreOffice_project/00m0$Build-3</meta:generator>
    <dc:date>2020-11-05T12:42:35.902281287</dc:date>
    <meta:editing-duration>PT1H27M58S</meta:editing-duration>
    <meta:editing-cycles>6</meta:editing-cycles>
    <meta:document-statistic meta:table-count="0" meta:image-count="0" meta:object-count="0" meta:page-count="1" meta:paragraph-count="12" meta:word-count="79" meta:character-count="489" meta:non-whitespace-character-count="418"/>
  </office:meta>
</office:document-meta>
</file>